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GetContinuationAction.act( Redirector redirector , SourceResolver resolver , Map objectModel , String source , Parameters parameter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GetContinuationAction.disp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tContinuationAction.service( ServiceManager 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